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FactoryTests.testIndexOf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Tests.testRemoveAdvisorBy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xyFactoryTests.testReplace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xyFactoryTests.testInterceptorInclusion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FactoryTests.testInterfaceProxiesCanBeOrderedThrough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FactoryTests.testAddRepe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FactoryTests.testProxyTargetClassWithInterfaceA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xyFactoryTests.testTargetClassProxiesCanBeOrderedThrough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FactoryTests.testSealedInterface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FactoryTests.testCanAddAndRemoveAspectInterfacesOn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FactoryTests.testExclusionOfNonPublic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Subclass.compareTo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Tests.testInterceptorWithout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FactoryTests.testRemoveAdvisorBy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FactoryTests.testGetsAll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xyFactoryTests.testProxyTargetClassWithConcreteClassA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